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97de7"/>
    </style:style>
    <style:style style:name="P6" style:family="paragraph" style:parent-style-name="DocHeading3">
      <style:text-properties officeooo:rsid="00597de7" officeooo:paragraph-rsid="00597de7"/>
    </style:style>
    <style:style style:name="P7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8" style:family="paragraph" style:parent-style-name="DocHeading2">
      <style:text-properties officeooo:rsid="00552f1e" officeooo:paragraph-rsid="00552f1e"/>
    </style:style>
    <style:style style:name="P9" style:family="paragraph" style:parent-style-name="DocHeading2">
      <style:text-properties officeooo:rsid="00585851" officeooo:paragraph-rsid="00585851"/>
    </style:style>
    <style:style style:name="P10" style:family="paragraph" style:parent-style-name="DocHeading2">
      <style:text-properties officeooo:paragraph-rsid="00585851"/>
    </style:style>
    <style:style style:name="P11" style:family="paragraph" style:parent-style-name="DocHeading1">
      <style:text-properties officeooo:rsid="00552f1e" officeooo:paragraph-rsid="00552f1e"/>
    </style:style>
    <style:style style:name="P12" style:family="paragraph" style:parent-style-name="DocHeading1">
      <style:text-properties officeooo:rsid="0057c3fb" officeooo:paragraph-rsid="0057c3fb"/>
    </style:style>
    <style:style style:name="P13" style:family="paragraph" style:parent-style-name="DocHeading1">
      <style:text-properties officeooo:rsid="00585851" officeooo:paragraph-rsid="00585851"/>
    </style:style>
    <style:style style:name="P14" style:family="paragraph" style:parent-style-name="DocHeading1">
      <style:text-properties officeooo:paragraph-rsid="00585851"/>
    </style:style>
    <style:style style:name="P15" style:family="paragraph" style:parent-style-name="DocVariableDef">
      <style:text-properties officeooo:rsid="00597de7" officeooo:paragraph-rsid="005f5a9e"/>
    </style:style>
    <style:style style:name="P16" style:family="paragraph" style:parent-style-name="DocVariableDef">
      <style:text-properties officeooo:paragraph-rsid="005f5a9e"/>
    </style:style>
    <style:style style:name="P17" style:family="paragraph" style:parent-style-name="DocWarning">
      <style:text-properties officeooo:paragraph-rsid="00609892"/>
    </style:style>
    <style:style style:name="P18" style:family="paragraph" style:parent-style-name="Text_20_body">
      <style:text-properties officeooo:rsid="00597de7" officeooo:paragraph-rsid="00597de7"/>
    </style:style>
    <style:style style:name="P19" style:family="paragraph" style:parent-style-name="Text_20_body">
      <style:text-properties officeooo:rsid="00597de7" officeooo:paragraph-rsid="005f5a9e"/>
    </style:style>
    <style:style style:name="P20" style:family="paragraph" style:parent-style-name="Text_20_body">
      <style:text-properties officeooo:rsid="00597de7" officeooo:paragraph-rsid="00609892"/>
    </style:style>
    <style:style style:name="P21" style:family="paragraph" style:parent-style-name="Text_20_body">
      <style:text-properties officeooo:rsid="00552f1e" officeooo:paragraph-rsid="005decbd"/>
    </style:style>
    <style:style style:name="P22" style:family="paragraph" style:parent-style-name="Text_20_body" style:list-style-name="L2">
      <style:text-properties officeooo:rsid="00552f1e" officeooo:paragraph-rsid="005decbd"/>
    </style:style>
    <style:style style:name="P23" style:family="paragraph" style:parent-style-name="Text_20_body">
      <style:text-properties officeooo:rsid="00552f1e" officeooo:paragraph-rsid="00552f1e"/>
    </style:style>
    <style:style style:name="P24" style:family="paragraph" style:parent-style-name="Text_20_body">
      <style:text-properties officeooo:rsid="00552f1e" officeooo:paragraph-rsid="005f5a9e"/>
    </style:style>
    <style:style style:name="P25" style:family="paragraph" style:parent-style-name="Text_20_body" style:list-style-name="L1">
      <style:text-properties officeooo:paragraph-rsid="005decbd"/>
    </style:style>
    <style:style style:name="P26" style:family="paragraph" style:parent-style-name="Text_20_body">
      <style:text-properties officeooo:paragraph-rsid="005decbd"/>
    </style:style>
    <style:style style:name="P27" style:family="paragraph" style:parent-style-name="Text_20_body">
      <style:text-properties officeooo:rsid="0057c3fb" officeooo:paragraph-rsid="005decbd"/>
    </style:style>
    <style:style style:name="P28" style:family="paragraph" style:parent-style-name="Text_20_body" style:list-style-name="L3">
      <style:text-properties officeooo:rsid="0057c3fb" officeooo:paragraph-rsid="005decbd"/>
    </style:style>
    <style:style style:name="P29" style:family="paragraph" style:parent-style-name="Text_20_body">
      <style:text-properties officeooo:rsid="00585851" officeooo:paragraph-rsid="005decbd"/>
    </style:style>
    <style:style style:name="P30" style:family="paragraph" style:parent-style-name="Text_20_body">
      <style:text-properties officeooo:rsid="00585851" officeooo:paragraph-rsid="005f5a9e"/>
    </style:style>
    <style:style style:name="P31" style:family="paragraph" style:parent-style-name="Text_20_body">
      <style:text-properties officeooo:paragraph-rsid="005f5a9e"/>
    </style:style>
    <style:style style:name="P32" style:family="paragraph" style:parent-style-name="Text_20_body">
      <style:text-properties officeooo:paragraph-rsid="0060989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841f3"/>
    </style:style>
    <style:style style:name="T4" style:family="text">
      <style:text-properties officeooo:rsid="00585851"/>
    </style:style>
    <style:style style:name="T5" style:family="text">
      <style:text-properties officeooo:rsid="00597de7"/>
    </style:style>
    <style:style style:name="T6" style:family="text">
      <style:text-properties officeooo:rsid="005b3694"/>
    </style:style>
    <style:style style:name="T7" style:family="text">
      <style:text-properties officeooo:rsid="005decbd"/>
    </style:style>
    <style:style style:name="T8" style:family="text">
      <style:text-properties officeooo:rsid="005f5a9e"/>
    </style:style>
    <style:style style:name="T9" style:family="text">
      <style:text-properties style:font-name="Garamond1" officeooo:rsid="005f5a9e"/>
    </style:style>
    <style:style style:name="T10" style:family="text">
      <style:text-properties style:text-position="sub 58%" style:font-name="Garamond" officeooo:rsid="005f5a9e"/>
    </style:style>
    <style:style style:name="T11" style:family="text">
      <style:text-properties style:text-position="0% 100%" style:font-name="Garamond" officeooo:rsid="005f5a9e"/>
    </style:style>
    <style:style style:name="T12" style:family="text">
      <style:text-properties style:text-position="0% 100%" style:font-name="Garamond1" officeooo:rsid="005f5a9e"/>
    </style:style>
    <style:style style:name="T13" style:family="text">
      <style:text-properties officeooo:rsid="00552f1e"/>
    </style:style>
    <style:style style:name="T14" style:family="text">
      <style:text-properties officeooo:rsid="00609892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7"><text:title>Body Encounter Frequency</text:title></text:p>
      <text:h text:style-name="P11" text:outline-level="1">Result</text:h>
      <text:p text:style-name="P21"><text:span text:style-name="T7">This provides the list of body encounter frequencies. <text:s/>These are the global wave frequencies, converted over to the encounter frequency based on body forward velocity and wave encounter angle. <text:s/></text:span></text:p>
      <text:list xml:id="list1579699096" text:style-name="L1">
        <text:list-item>
          <text:p text:style-name="P25"><text:span text:style-name="T7">Each folder for wave directions will include an output of body encounter frequency.</text:span></text:p>
        </text:list-item>
        <text:list-item>
          <text:p text:style-name="P25"><text:span text:style-name="T7">Each body will have its own set of encounter frequencies. <text:s/></text:span></text:p>
        </text:list-item>
        <text:list-item>
          <text:p text:style-name="P25"><text:span text:style-name="T7">The sequence of encounter frequencies match the sequence of global wave frequencies. <text:s/>For more information, see the section on global wave frequencies.</text:span></text:p>
        </text:list-item>
      </text:list>
      <text:h text:style-name="P8" text:outline-level="2">Units of Measurement</text:h>
      <text:p text:style-name="P21"><text:span text:style-name="T7">The body encounter frequencies are measured in radians per second (rad/s).</text:span></text:p>
      <text:h text:style-name="P11" text:outline-level="1">Assumptions / <text:span text:style-name="T4">Limitations</text:span></text:h>
      <text:p text:style-name="P26">The output of <text:span text:style-name="T7">body encounter </text:span>frequencies makes the following simple assumptions.</text:p>
      <text:list xml:id="list969317514" text:style-name="L2">
        <text:list-item>
          <text:p text:style-name="P22">At least one wave frequency was entered for the analysis.</text:p>
        </text:list-item>
      </text:list>
      <text:p text:style-name="P21"><text:span text:style-name="T7">The output does not depend on the body having a forward velocity. <text:s/>This output will still calculate if no forward velocity is defined. <text:s/>In that situation, the body encounter frequency will match the global wave frequency. <text:s/></text:span></text:p>
      <text:h text:style-name="P12" text:outline-level="1"><text:span text:style-name="T3">Variable</text:span> Dependencies</text:h>
      <text:p text:style-name="P27"><text:span text:style-name="T7">The body encounter frequency depends on the following inputs:</text:span></text:p>
      <text:list xml:id="list1013591095" text:style-name="L3">
        <text:list-item>
          <text:p text:style-name="P28"><text:span text:style-name="T7">Body forward velocity</text:span></text:p>
        </text:list-item>
        <text:list-item>
          <text:p text:style-name="P28"><text:span text:style-name="T7">Body heading</text:span></text:p>
        </text:list-item>
        <text:list-item>
          <text:p text:style-name="P28"><text:span text:style-name="T7">Global wave heading</text:span></text:p>
        </text:list-item>
        <text:list-item>
          <text:p text:style-name="P28"><text:span text:style-name="T7">Global wave frequency</text:span></text:p>
        </text:list-item>
      </text:list>
      <text:h text:style-name="P11" text:outline-level="1"><text:soft-page-break/>Derivation</text:h>
      <text:p text:style-name="P24"><text:span text:style-name="T8"><text:sequence-ref text:reference-format="category-and-value" text:ref-name="refEquation0">Equation 4.1</text:sequence-ref></text:span><text:span text:style-name="T8"> shows the formula to calculate the body encounter frequency from global wave frequency.</text:span></text:p>
      <text:p text:style-name="P23"><draw:frame draw:style-name="fr1" draw:name="Object1" text:anchor-type="as-char" svg:width="2.0217in" svg:height="0.441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DocEquation"><text:span text:style-name="T8">Equation </text:span><text:span text:style-name="T8"><text:sequence text:ref-name="refEquation0" text:name="Equation" text:formula="ooow:Equation+1" style:num-format="1">4.1</text:sequence></text:span></text:p>
      <text:p text:style-name="DocVariableDef"><text:span text:style-name="T8">Variables:</text:span></text:p>
      <text:p text:style-name="DocVariableDef"><text:span text:style-name="T9">ω</text:span><text:span text:style-name="T10">B</text:span><text:span text:style-name="T11"> = <text:tab/>Body encounter frequency.</text:span></text:p>
      <text:p text:style-name="DocVariableDef"><text:span text:style-name="T12">ω</text:span><text:span text:style-name="T10">G</text:span><text:span text:style-name="T11"> = <text:tab/>Global wave frequency.</text:span></text:p>
      <text:p text:style-name="DocVariableDef"><text:span text:style-name="T11">U = <text:tab/>Body forward velocity.</text:span></text:p>
      <text:p text:style-name="DocVariableDef"><text:span text:style-name="T11">g = <text:tab/>Acceleration due to gravity (9.8065 m/s).</text:span></text:p>
      <text:p text:style-name="DocVariableDef"><text:span text:style-name="T12">α</text:span><text:span text:style-name="T10">B</text:span><text:span text:style-name="T11"> = <text:tab/>Heading of the body, relative to true north.</text:span></text:p>
      <text:p text:style-name="DocVariableDef"><text:span text:style-name="T12">α</text:span><text:span text:style-name="T10">G</text:span><text:span text:style-name="T11"> = <text:tab/>Direction of travel for the global wave defined, relative to true north.</text:span></text:p>
      <text:h text:style-name="P14" text:outline-level="1"><text:span text:style-name="T4">Application to Custom Motion Models</text:span></text:h>
      <text:p text:style-name="P29"><text:span text:style-name="T7">The list of body encounter frequencies does not depend on the motion model selected. <text:s/>This output is always valid, regardless of the motion model.</text:span></text:p>
      <text:h text:style-name="P13" text:outline-level="1"><text:bookmark-start text:name="__RefHeading__92_63350455"/>Response Amplitude Operator (RAO)<text:bookmark-end text:name="__RefHeading__92_63350455"/></text:h>
      <text:p text:style-name="P5"><text:span text:style-name="T5">Most of the outputs are presented in two formats: <text:s/>the absolute value, and a response amplitude operator (RAO). <text:s/>The RAO gives the relative output for the given input. <text:s/>This can be useful when comparing the performance of the body on a general basis, independent of the given seastate. <text:s/>However, calculation of an RAO is not consistent through the industry or even from one input to the next. <text:s/>Section </text:span><text:span text:style-name="T5"><text:bookmark-ref text:reference-format="number" text:ref-name="__RefHeading__92_63350455">6</text:bookmark-ref></text:span><text:span text:style-name="T5"> addresses this by describing the exact calculation method of the RAO for each output.</text:span></text:p>
      <text:h text:style-name="P9" text:outline-level="2">RAO Calculation</text:h>
      <text:p text:style-name="P5"><text:span text:style-name="T5">The RAO </text:span><text:span text:style-name="T6">calculation is divided into two sections: <text:s/>first the RAO normalization is derived; and then the actual method of RAO application is shown. <text:s/>This may be specific to each RAO.</text:span></text:p>
      <text:h text:style-name="P6" text:outline-level="3">RAO Normalization</text:h>
      <text:p text:style-name="P19"><text:span text:style-name="T8">The RAO is normalized by dividing by the global encounter frequency. (</text:span><text:span text:style-name="T8"><text:sequence-ref text:reference-format="category-and-value" text:ref-name="refEquation1">Equation 6.1</text:sequence-ref></text:span><text:span text:style-name="T8">)</text:span></text:p>
      <text:p text:style-name="P31"><text:span text:style-name="T13"><draw:frame draw:style-name="fr1" draw:name="Object2" text:anchor-type="as-char" svg:width="2.7535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DocEquation"><text:span text:style-name="T8">Equation </text:span><text:span text:style-name="T8"><text:sequence text:ref-name="refEquation1" text:name="Equation" text:formula="ooow:Equation+1" style:num-format="1">6.1</text:sequence></text:span></text:p>
      <text:p text:style-name="P16"><text:span text:style-name="T8">Variables:</text:span></text:p>
      <text:p text:style-name="P16"><text:span text:style-name="T9">ω</text:span><text:span text:style-name="T10">B</text:span><text:span text:style-name="T11"> = <text:tab/>Body encounter frequency.</text:span></text:p>
      <text:p text:style-name="P16"><text:span text:style-name="T12">ω</text:span><text:span text:style-name="T10">G</text:span><text:span text:style-name="T11"> = <text:tab/>Global wave frequency.</text:span></text:p>
      <text:p text:style-name="P16"><text:span text:style-name="T11">U = <text:tab/>Body forward velocity.</text:span></text:p>
      <text:p text:style-name="P16"><text:span text:style-name="T11">g = <text:tab/>Acceleration due to gravity (9.8065 m/s).</text:span></text:p>
      <text:p text:style-name="P16"><text:span text:style-name="T12">α</text:span><text:span text:style-name="T10">B</text:span><text:span text:style-name="T11"> = <text:tab/>Heading of the body, relative to true north.</text:span></text:p>
      <text:p text:style-name="P15"><text:span text:style-name="T12">α</text:span><text:span text:style-name="T10">G</text:span><text:span text:style-name="T11"> = <text:tab/>Direction of travel for the global wave defined, relative to true north.</text:span></text:p>
      <text:h text:style-name="P6" text:outline-level="3"><text:soft-page-break/>RAO Application</text:h>
      <text:p text:style-name="P30"><text:span text:style-name="T8">The RAO may be used to convert from global wave frequency to body encounter frequency by simple multiplication. <text:s/></text:span></text:p>
      <text:p text:style-name="P31"><text:span text:style-name="T8"><draw:frame draw:style-name="fr1" draw:name="Object3" text:anchor-type="as-char" svg:width="1.2839in" svg:height="0.2126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DocEquation"><text:span text:style-name="T8">Equation </text:span><text:span text:style-name="T8"><text:sequence text:ref-name="refEquation2" text:name="Equation" text:formula="ooow:Equation+1" style:num-format="1">6.2</text:sequence></text:span></text:p>
      <text:p text:style-name="P17"><text:span text:style-name="T14">The RAO does depend on the input global wave frequency. <text:s/>Each RAO data point is only applicable to that specific input for global wave frequency. <text:s/>However, you can safely interpolate for other values of global wave frequency (linear interpolation will be accurate).</text:span></text:p>
      <text:h text:style-name="P10" text:outline-level="2"><text:span text:style-name="T4">RAO Units</text:span></text:h>
      <text:p text:style-name="P18">The units of the resulting RAO output can become very confusing, depending on how the RAO gets calculated. <text:s/>This section clarifies by clearly stating the units for each RAO.</text:p>
      <text:p text:style-name="P20"><text:span text:style-name="T14">This RAO is dimensionless. (</text:span><text:span text:style-name="T14"><text:sequence-ref text:reference-format="category-and-value" text:ref-name="refEquation3">Equation 6.3</text:sequence-ref></text:span><text:span text:style-name="T14">) <text:s/></text:span></text:p>
      <text:p text:style-name="P32"><text:span text:style-name="T14"><draw:frame draw:style-name="fr1" draw:name="Object4" text:anchor-type="as-char" svg:width="2.2874in" svg:height="0.3929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DocEquation"><text:span text:style-name="T14">Equation </text:span><text:span text:style-name="T14"><text:sequence text:ref-name="refEquation3" text:name="Equation" text:formula="ooow:Equation+1" style:num-format="1">6.3</text:sequenc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.0003_body_encounter_frequency.odt</text:file-name></text:span><text:tab/> <text:a xlink:type="simple" xlink:href="http://www.dmsonline.us/"><text:span text:style-name="MT1">www.dmsonline.us</text:span></text:a><text:tab/>Page <text:page-number text:select-page="current">3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.0003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8T09:04:58</meta:creation-date>
    <meta:editing-cycles>3</meta:editing-cycles>
    <meta:editing-duration>PT20M16S</meta:editing-duration>
    <dc:description>Body encounter frequency.</dc:description>
    <dc:subject>T04-0050.0003</dc:subject>
    <dc:title>Body Encounter Frequency</dc:title>
    <dc:date>2014-04-18T09:52:45</dc:date>
    <meta:document-statistic meta:table-count="0" meta:image-count="0" meta:object-count="4" meta:page-count="3" meta:paragraph-count="60" meta:word-count="584" meta:character-count="3596" meta:non-whitespace-character-count="303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sub>
          <mo stretchy="false">ω</mo>
          <mi>B</mi>
        </msub>
        <mo stretchy="false">=</mo>
        <mrow>
          <msub>
            <mo stretchy="false">ω</mo>
            <mi>G</mi>
          </msub>
          <mo stretchy="false">−</mo>
          <mfrac>
            <mrow>
              <msubsup>
                <mo stretchy="false">ω</mo>
                <mi>G</mi>
                <mn>2</mn>
              </msubsup>
              <mi>U</mi>
            </mrow>
            <mi>g</mi>
          </mfrac>
        </mrow>
      </mrow>
      <mi>cos</mi>
      <mrow>
        <mo stretchy="false">(</mo>
        <mrow>
          <mrow>
            <msub>
              <mo stretchy="false">α</mo>
              <mi>B</mi>
            </msub>
            <mo stretchy="false">−</mo>
            <msub>
              <mo stretchy="false">α</mo>
              <mi>G</mi>
            </msub>
          </mrow>
        </mrow>
        <mo stretchy="false">)</mo>
      </mrow>
    </mrow>
    <annotation encoding="StarMath 5.0">%omega_B = %omega_G - {%omega_G^2 U} over g cos (%alpha_B - %alpha_G)</annotation>
  </semantics>
</math>
</file>

<file path=Object 2/content.xml><?xml version="1.0" encoding="utf-8"?>
<math xmlns="http://www.w3.org/1998/Math/MathML">
  <semantics>
    <mrow>
      <mi mathvariant="italic">RAO</mi>
      <mrow>
        <mrow>
          <mrow>
            <mo stretchy="false">(</mo>
            <mrow>
              <msub>
                <mo stretchy="false">ω</mo>
                <mi>B</mi>
              </msub>
            </mrow>
            <mo stretchy="false">)</mo>
          </mrow>
          <mo stretchy="false">=</mo>
          <mfrac>
            <msub>
              <mo stretchy="false">ω</mo>
              <mi>B</mi>
            </msub>
            <msub>
              <mo stretchy="false">ω</mo>
              <mi>G</mi>
            </msub>
          </mfrac>
        </mrow>
        <mo stretchy="false">=</mo>
        <mrow>
          <mn>1</mn>
          <mo stretchy="false">−</mo>
          <mfrac>
            <mrow>
              <msub>
                <mo stretchy="false">ω</mo>
                <mi>G</mi>
              </msub>
              <mi>U</mi>
            </mrow>
            <mi>g</mi>
          </mfrac>
        </mrow>
      </mrow>
      <mi>cos</mi>
      <mrow>
        <mo stretchy="false">(</mo>
        <mrow>
          <mrow>
            <msub>
              <mo stretchy="false">α</mo>
              <mi>B</mi>
            </msub>
            <mo stretchy="false">−</mo>
            <msub>
              <mo stretchy="false">α</mo>
              <mi>G</mi>
            </msub>
          </mrow>
        </mrow>
        <mo stretchy="false">)</mo>
      </mrow>
    </mrow>
    <annotation encoding="StarMath 5.0">RAO(%omega_B) = %omega_B over %omega_G = 1 - {%omega_G U} over g cos (%alpha_B - %alpha_G)</annotation>
  </semantics>
</math>
</file>

<file path=Object 3/content.xml><?xml version="1.0" encoding="utf-8"?>
<math xmlns="http://www.w3.org/1998/Math/MathML">
  <semantics>
    <mrow>
      <mrow>
        <msub>
          <mo stretchy="false">ω</mo>
          <mi>B</mi>
        </msub>
        <mo stretchy="false">=</mo>
        <mi mathvariant="italic">RAO</mi>
      </mrow>
      <mrow>
        <mo stretchy="false">(</mo>
        <mrow>
          <msub>
            <mo stretchy="false">ω</mo>
            <mi>B</mi>
          </msub>
        </mrow>
        <mo stretchy="false">)</mo>
      </mrow>
      <msub>
        <mo stretchy="false">ω</mo>
        <mi>G</mi>
      </msub>
    </mrow>
    <annotation encoding="StarMath 5.0">%omega_B = RAO(%omega_B) %omega_G</annotation>
  </semantics>
</math>
</file>

<file path=Object 4/content.xml><?xml version="1.0" encoding="utf-8"?>
<math xmlns="http://www.w3.org/1998/Math/MathML">
  <semantics>
    <mrow>
      <mrow>
        <mrow>
          <msub>
            <mrow>
              <mo stretchy="false">[</mo>
              <mrow>
                <mi mathvariant="italic">RAO</mi>
                <mrow>
                  <mo stretchy="false">(</mo>
                  <mrow>
                    <msub>
                      <mo stretchy="false">ω</mo>
                      <mi>B</mi>
                    </msub>
                  </mrow>
                  <mo stretchy="false">)</mo>
                </mrow>
              </mrow>
              <mo stretchy="false">]</mo>
            </mrow>
            <mi mathvariant="italic">units</mi>
          </msub>
          <mo stretchy="false">=</mo>
          <mfrac>
            <mrow>
              <mrow>
                <mi mathvariant="italic">rad</mi>
                <mo stretchy="false">/</mo>
                <mi>s</mi>
              </mrow>
            </mrow>
            <mrow>
              <mrow>
                <mi mathvariant="italic">rad</mi>
                <mo stretchy="false">/</mo>
                <mi>s</mi>
              </mrow>
            </mrow>
          </mfrac>
        </mrow>
        <mo stretchy="false">=</mo>
        <mi mathvariant="italic">unitless</mi>
      </mrow>
    </mrow>
    <annotation encoding="StarMath 5.0">[RAO(%omega_B)]_units = {rad/s} over {rad/s} = unitless</annotation>
  </semantics>
</math>
</file>